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394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path text:anchor-type="paragraph" draw:z-index="0" draw:style-name="gr1" draw:text-style-name="P4" svg:width="18.241cm" svg:height="10.922cm" svg:x="6.167cm" svg:y="0.404cm" svg:viewBox="0 0 18242 10923" svg:d="m0 5174 1158-1269 2977 2811c225-177 483-363 765-549l-1898-2463 1100-737 1719 2651c521-275 1101-531 1734-730l-1446-4379 2189-509 906 4531c347-39 695-58 1045-56l808-3685 1589 355-1134 3444c1202 212 2202 708 3005 1329l3080-3642 645 590-3185 3511c638 604 1116 1278 1439 1919l-1974 1102c0 0-801-1815-2307-2910 173 387 268 812 268 1257 0 1749-1478 3178-3287 3178-1904 0-3412-1578-3280-3401l1679 196c-225 807 408 1641 1303 1641 738 0 1349-585 1349-1305 0-1914-2252-2383-3863-1723-1001 411-1806 1015-2909 1837-1126-1020-2299-1999-3475-2994z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OpenFest 2013</text:p>
      <text:p text:style-name="P1">2-3 ноември 2013</text:p>
      <text:p text:style-name="P1">Интерпред, София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 Kolev</meta:initial-creator>
    <meta:creation-date>2013-10-25T11:07:35</meta:creation-date>
    <dc:date>2013-10-25T11:14:30</dc:date>
    <dc:creator>Vasil Kolev</dc:creator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45" meta:non-whitespace-character-count="41"/>
    <meta:generator>LibreOffice/3.5$Linux_X86_64 LibreOffice_project/350m1$Build-2</meta:generator>
  </office:meta>
</office:document-meta>
</file>